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86a1" officeooo:paragraph-rsid="001386a1"/>
    </style:style>
    <style:style style:name="P2" style:family="paragraph" style:parent-style-name="Standard">
      <style:text-properties fo:color="#ff3333" officeooo:rsid="001386a1" officeooo:paragraph-rsid="001386a1"/>
    </style:style>
    <style:style style:name="P3" style:family="paragraph" style:parent-style-name="Standard">
      <style:text-properties fo:color="#ff3333" officeooo:rsid="0014124f" officeooo:paragraph-rsid="0014124f"/>
    </style:style>
    <style:style style:name="P4" style:family="paragraph" style:parent-style-name="Standard">
      <style:text-properties fo:color="#ff3333" officeooo:rsid="0014c43f" officeooo:paragraph-rsid="0014c43f"/>
    </style:style>
    <style:style style:name="P5" style:family="paragraph" style:parent-style-name="Standard">
      <style:text-properties officeooo:rsid="0014124f" officeooo:paragraph-rsid="0014124f"/>
    </style:style>
    <style:style style:name="P6" style:family="paragraph" style:parent-style-name="Standard">
      <style:text-properties officeooo:rsid="0014c43f" officeooo:paragraph-rsid="0014c43f"/>
    </style:style>
    <style:style style:name="P7" style:family="paragraph" style:parent-style-name="Text_20_body">
      <style:text-properties officeooo:rsid="0014c43f" officeooo:paragraph-rsid="0014c43f"/>
    </style:style>
    <style:style style:name="P8" style:family="paragraph" style:parent-style-name="Text_20_body">
      <style:text-properties fo:color="#ff3333"/>
    </style:style>
    <style:style style:name="T1" style:family="text">
      <style:text-properties officeooo:rsid="0015262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Goa Was Captured by Portuguese</text:p>
      <text:p text:style-name="P1"/>
      <text:p text:style-name="P1">(a) <text:s/>1479 AD</text:p>
      <text:p text:style-name="P1"/>
      <text:p text:style-name="P1">(b) <text:s/>1575 AD</text:p>
      <text:p text:style-name="P1"/>
      <text:p text:style-name="P2">(c) <text:s/>1510 AD</text:p>
      <text:p text:style-name="P1"/>
      <text:p text:style-name="P1">(d) <text:s/>1600 AD</text:p>
      <text:p text:style-name="P1"/>
      <text:p text:style-name="P1">2.Sati Was declared illegal and punishable by</text:p>
      <text:p text:style-name="P1"/>
      <text:p text:style-name="P2">(a) Lord William bentinck</text:p>
      <text:p text:style-name="P1"/>
      <text:p text:style-name="P1">(b) Lord Ripon</text:p>
      <text:p text:style-name="P1"/>
      <text:p text:style-name="P1">(c) Lord Canning</text:p>
      <text:p text:style-name="P1"/>
      <text:p text:style-name="P1">(d) Lord Dalhousie</text:p>
      <text:p text:style-name="P1"/>
      <text:p text:style-name="P5">3. Who was the viceroy of India when the Rowlett Act was passed</text:p>
      <text:p text:style-name="P5"/>
      <text:p text:style-name="P5">(a) Lord Irwin</text:p>
      <text:p text:style-name="P5"/>
      <text:p text:style-name="P5">(b) Lord Reading</text:p>
      <text:p text:style-name="P5"/>
      <text:p text:style-name="P3">(c) Lord Chelmford</text:p>
      <text:p text:style-name="P5"/>
      <text:p text:style-name="P5">(d) Lord Wavell</text:p>
      <text:p text:style-name="P5"/>
      <text:p text:style-name="P6">4. The Indian National Congress had been formed with the knowledge and approval of Lord</text:p>
      <text:p text:style-name="P6"/>
      <text:p text:style-name="P4">(a) Dufferin</text:p>
      <text:p text:style-name="P6"/>
      <text:p text:style-name="P6">(b) Mountbatten</text:p>
      <text:p text:style-name="P6"/>
      <text:p text:style-name="P6">(c) Ripon</text:p>
      <text:p text:style-name="P6"/>
      <text:p text:style-name="P6">(d) Curzon</text:p>
      <text:p text:style-name="P6"/>
      <text:p text:style-name="P6">5. Whom had the rebels of 1857 enthroned as the emperor/emperess of India</text:p>
      <text:p text:style-name="P6"/>
      <text:p text:style-name="P6">(a) Rani Laxmi Bai of Jansi</text:p>
      <text:p text:style-name="P6"/>
      <text:p text:style-name="P6">(b) Rani Laxmi Bai of Jansi</text:p>
      <text:p text:style-name="P6"/>
      <text:p text:style-name="P4">(c) Bahadur Shah Zafar</text:p>
      <text:p text:style-name="P6"/>
      <text:p text:style-name="P6">(d) Faqir_ud_din</text:p>
      <text:p text:style-name="P6"/>
      <text:p text:style-name="P7"><text:span text:style-name="Strong_20_Emphasis"/></text:p>
      <text:p text:style-name="P7"><text:soft-page-break/><text:span text:style-name="Strong_20_Emphasis"><text:span text:style-name="T1">(6)</text:span></text:span><text:span text:style-name="Strong_20_Emphasis">Which of the following is the correct chronological order of the establishment of parties during Indian Struggle Movement? </text:span></text:p>
      <text:p text:style-name="Text_20_body">A. Indian National Congress, Swaraj party, Justice Party, Muslim League</text:p>
      <text:p text:style-name="P8">B. Indian National Congress, Muslim League, Swaraj Party, Justice Party</text:p>
      <text:p text:style-name="Text_20_body">C. Swaraj Party, Indian National Congress, Muslim League, Justice Party</text:p>
      <text:p text:style-name="Text_20_body">D.  Swaraj Party, Indian National Congress, Justice Party, Muslim League </text:p>
      <text:p text:style-name="Text_20_body"><text:span text:style-name="Strong_20_Emphasis"><text:span text:style-name="T1">7</text:span></text:span><text:span text:style-name="Strong_20_Emphasis">. Which of the following Government of India Act gave separate representation to the Muslims?</text:span></text:p>
      <text:p text:style-name="P8">A. Act of 1909</text:p>
      <text:p text:style-name="Text_20_body">B. Act of 1919</text:p>
      <text:p text:style-name="Text_20_body">C. Act of 1935</text:p>
      <text:p text:style-name="Text_20_body">D. Act of 1947 </text:p>
      <text:p text:style-name="Text_20_body"/>
      <text:p text:style-name="P6"/>
      <text:p text:style-name="P6"/>
      <text:p text:style-name="P6"/>
      <text:p text:style-name="P6"/>
      <text:p text:style-name="P1"/>
      <text:p text:style-name="P1"><text:s text:c="2"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9T01:35:01.866355394</meta:creation-date>
    <dc:date>2018-08-09T02:18:21.758761432</dc:date>
    <meta:editing-duration>PT10M6S</meta:editing-duration>
    <meta:editing-cycles>1</meta:editing-cycles>
    <meta:generator>LibreOffice/5.1.4.2$Linux_X86_64 LibreOffice_project/10m0$Build-2</meta:generator>
    <meta:document-statistic meta:table-count="0" meta:image-count="0" meta:object-count="0" meta:page-count="2" meta:paragraph-count="36" meta:word-count="205" meta:character-count="1188" meta:non-whitespace-character-count="1007"/>
  </office:meta>
</office:document-meta>
</file>